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5.082cm"/>
    </style:style>
    <style:style style:name="Table1.C" style:family="table-column">
      <style:table-column-properties style:column-width="2.805cm"/>
    </style:style>
    <style:style style:name="Table1.D" style:family="table-column">
      <style:table-column-properties style:column-width="3.096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0fc985"/>
    </style:style>
    <style:style style:name="P2" style:family="paragraph" style:parent-style-name="Standard">
      <style:paragraph-properties fo:text-align="start" style:justify-single-word="false"/>
      <style:text-properties officeooo:paragraph-rsid="001988dd"/>
    </style:style>
    <style:style style:name="P3" style:family="paragraph" style:parent-style-name="Standard">
      <style:paragraph-properties fo:text-align="start" style:justify-single-word="false"/>
      <style:text-properties officeooo:paragraph-rsid="001f792c"/>
    </style:style>
    <style:style style:name="P4" style:family="paragraph" style:parent-style-name="Standard">
      <style:paragraph-properties fo:text-align="start" style:justify-single-word="false"/>
      <style:text-properties officeooo:paragraph-rsid="004b5552"/>
    </style:style>
    <style:style style:name="P5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093a2" officeooo:paragraph-rsid="000093a2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093a2" officeooo:paragraph-rsid="000093a2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12577" officeooo:paragraph-rsid="00012577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7a429" officeooo:paragraph-rsid="0008b923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7a429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f5e82" officeooo:paragraph-rsid="001f792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341c9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f792c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93aa0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1b7878" officeooo:paragraph-rsid="001b7878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e7f46" officeooo:paragraph-rsid="001341c9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e7f46" officeooo:paragraph-rsid="000a8f03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2f8f" officeooo:paragraph-rsid="000277bd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8b923" officeooo:paragraph-rsid="0007a429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988dd" officeooo:paragraph-rsid="001988dd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b7878" officeooo:paragraph-rsid="001b7878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d502b" officeooo:paragraph-rsid="001d502b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f792c" officeooo:paragraph-rsid="001f792c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f792c" officeooo:paragraph-rsid="0023016c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style:font-name="Verdana" fo:font-size="11pt" fo:language="en" fo:country="GB" fo:font-weight="normal" officeooo:rsid="003931b5" officeooo:paragraph-rsid="003a3978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931b5" officeooo:paragraph-rsid="003931b5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931b5" officeooo:paragraph-rsid="003a3978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93aa0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341c9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23a" officeooo:paragraph-rsid="001341c9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1c9" officeooo:paragraph-rsid="001341c9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1c9" officeooo:paragraph-rsid="001f792c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f792c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a96ea" officeooo:paragraph-rsid="001988dd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20" officeooo:paragraph-rsid="001988dd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988dd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b4759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6bbf" officeooo:paragraph-rsid="001b4759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7878" officeooo:paragraph-rsid="001b7878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d502b" officeooo:paragraph-rsid="001d502b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f792c" officeooo:paragraph-rsid="001f792c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04cfe" officeooo:paragraph-rsid="001f792c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1a276" officeooo:paragraph-rsid="0023016c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1a276" officeooo:paragraph-rsid="001f792c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3016c" officeooo:paragraph-rsid="001f792c" fo:background-color="#ffffff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style:font-name="Verdana" fo:font-size="11pt" fo:letter-spacing="normal" fo:font-style="normal" officeooo:rsid="001a96ea" officeooo:paragraph-rsid="001988dd" style:font-size-asian="11pt" style:font-size-complex="11pt"/>
    </style:style>
    <style:style style:name="P59" style:family="paragraph" style:parent-style-name="Standard">
      <style:paragraph-properties fo:text-align="start" style:justify-single-word="false"/>
      <style:text-properties officeooo:rsid="003ba626" officeooo:paragraph-rsid="003ba626"/>
    </style:style>
    <style:style style:name="P60" style:family="paragraph" style:parent-style-name="Standard">
      <style:paragraph-properties fo:text-align="start" style:justify-single-word="false"/>
      <style:text-properties officeooo:rsid="0049ce31" officeooo:paragraph-rsid="004ab5cd"/>
    </style:style>
    <style:style style:name="P61" style:family="paragraph" style:parent-style-name="Standard">
      <style:paragraph-properties style:line-height-at-least="0.503cm"/>
      <style:text-properties fo:color="#d4d4d4" fo:background-color="#ffffff"/>
    </style:style>
    <style:style style:name="P62" style:family="paragraph" style:parent-style-name="Standard">
      <style:paragraph-properties fo:text-align="start" style:justify-single-word="false"/>
      <style:text-properties fo:color="#6a9955" style:font-name="Consolas" fo:font-size="10.5pt" fo:font-weight="normal" officeooo:paragraph-rsid="00525d94" fo:background-color="#ffffff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Verdana" fo:font-size="9pt" fo:font-weight="normal" officeooo:rsid="000277bd" officeooo:paragraph-rsid="000277bd" style:font-size-asian="9pt" style:font-weight-asian="normal" style:font-size-complex="9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Verdana" fo:font-size="9pt" fo:font-weight="normal" style:font-size-asian="9pt" style:font-weight-asian="normal" style:font-size-complex="9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Verdana" fo:font-size="9pt" fo:letter-spacing="normal" fo:font-style="normal" fo:font-weight="normal" style:font-size-asian="9pt" style:font-weight-asian="normal" style:font-size-complex="9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Verdana" fo:font-size="9pt" fo:letter-spacing="normal" fo:font-style="normal" fo:font-weight="normal" style:font-size-asian="9pt" style:font-weight-asian="normal" style:font-size-complex="9pt" style:font-weight-complex="normal" loext:padding="0cm" loext:border="none"/>
    </style:style>
    <style:style style:name="P68" style:family="paragraph" style:parent-style-name="Standard" style:list-style-name="L1">
      <style:paragraph-properties fo:text-align="start" style:justify-single-word="false"/>
      <style:text-properties fo:color="#000000" style:font-name="Verdana" fo:font-size="11pt" fo:font-weight="normal" officeooo:rsid="00012577" officeooo:paragraph-rsid="000277bd" style:font-size-asian="11pt" style:font-weight-asian="normal" style:font-size-complex="11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fo:color="#000000" style:font-name="Verdana" fo:font-size="11pt" fo:font-weight="normal" officeooo:rsid="00012577" officeooo:paragraph-rsid="000277bd" style:font-size-asian="11pt" style:font-weight-asian="normal" style:font-size-complex="11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71" style:family="paragraph" style:parent-style-name="Standard" style:list-style-name="L5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72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277bd" officeooo:paragraph-rsid="00030c0c" style:font-size-asian="11pt" style:font-weight-asian="normal" style:font-size-complex="11pt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fo:color="#000000" style:font-name="Verdana" fo:font-size="11pt" fo:font-weight="normal" officeooo:rsid="00032f8f" officeooo:paragraph-rsid="00032f8f" style:font-size-asian="11pt" style:font-weight-asian="normal" style:font-size-complex="11pt" style:font-weight-complex="normal"/>
    </style:style>
    <style:style style:name="P76" style:family="paragraph" style:parent-style-name="Standard" style:list-style-name="L6">
      <style:paragraph-properties fo:text-align="start" style:justify-single-word="false"/>
      <style:text-properties fo:color="#000000" style:font-name="Verdana" fo:font-size="11pt" fo:font-weight="normal" officeooo:rsid="0049ce31" officeooo:paragraph-rsid="0049ce31" style:font-size-asian="11pt" style:font-weight-asian="normal" style:font-size-complex="11pt" style:font-weight-complex="normal"/>
    </style:style>
    <style:style style:name="P77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49ce31" officeooo:paragraph-rsid="0049ce31" style:font-size-asian="11pt" style:font-weight-asian="normal" style:font-size-complex="11pt" style:font-weight-complex="normal"/>
    </style:style>
    <style:style style:name="P78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30c0c" officeooo:paragraph-rsid="00030c0c" style:font-size-asian="11pt" style:font-weight-asian="normal" style:font-size-complex="11pt" style:font-weight-complex="normal"/>
    </style:style>
    <style:style style:name="P79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80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3b846" officeooo:paragraph-rsid="000459b3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82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459b3" officeooo:paragraph-rsid="000459b3" style:font-size-asian="11pt" style:font-weight-asian="normal" style:font-size-complex="11pt" style:font-weight-complex="normal"/>
    </style:style>
    <style:style style:name="P83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5cf90" officeooo:paragraph-rsid="0005cf90" style:font-size-asian="11pt" style:font-weight-asian="normal" style:font-size-complex="11pt" style:font-weight-complex="normal"/>
    </style:style>
    <style:style style:name="P84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fc985" officeooo:paragraph-rsid="000fc985" style:font-size-asian="11pt" style:font-weight-asian="normal" style:font-size-complex="11pt" style:font-weight-complex="normal"/>
    </style:style>
    <style:style style:name="P85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08b923" officeooo:paragraph-rsid="0007a429" style:font-size-asian="11pt" style:font-weight-asian="normal" style:font-size-complex="11pt" style:font-weight-complex="normal"/>
    </style:style>
    <style:style style:name="P86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4d312b" officeooo:paragraph-rsid="004d312b" style:font-size-asian="11pt" style:font-weight-asian="normal" style:font-size-complex="11pt" style:font-weight-complex="normal"/>
    </style:style>
    <style:style style:name="P87" style:family="paragraph" style:parent-style-name="Standard" style:list-style-name="L10">
      <style:paragraph-properties fo:text-align="start" style:justify-single-word="false"/>
      <style:text-properties fo:color="#000000" style:font-name="Verdana" fo:font-size="11pt" fo:font-weight="normal" officeooo:rsid="004b5552" officeooo:paragraph-rsid="004b5552" style:font-size-asian="11pt" style:font-weight-asian="normal" style:font-size-complex="11pt" style:font-weight-complex="normal"/>
    </style:style>
    <style:style style:name="P88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e7f46" officeooo:paragraph-rsid="001341c9" style:font-size-asian="11pt" style:font-weight-asian="normal" style:font-size-complex="11pt" style:font-weight-complex="normal"/>
    </style:style>
    <style:style style:name="P89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e7f46" officeooo:paragraph-rsid="000a8f03" style:font-size-asian="11pt" style:font-weight-asian="normal" style:font-size-complex="11pt" style:font-weight-complex="normal"/>
    </style:style>
    <style:style style:name="P90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92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501f2f" officeooo:paragraph-rsid="00501f2f" style:font-size-asian="11pt" style:font-weight-asian="normal" style:font-size-complex="11pt" style:font-weight-complex="normal"/>
    </style:style>
    <style:style style:name="P93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c4d19" officeooo:paragraph-rsid="000a8f03" style:font-size-asian="11pt" style:font-weight-asian="normal" style:font-size-complex="11pt" style:font-weight-complex="normal"/>
    </style:style>
    <style:style style:name="P94" style:family="paragraph" style:parent-style-name="Standard" style:list-style-name="L12">
      <style:paragraph-properties fo:text-align="start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95" style:family="paragraph" style:parent-style-name="Standard" style:list-style-name="L12">
      <style:paragraph-properties fo:text-align="start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96" style:family="paragraph" style:parent-style-name="Standard" style:list-style-name="L14">
      <style:paragraph-properties fo:text-align="start" style:justify-single-word="false"/>
      <style:text-properties fo:color="#000000" style:font-name="Verdana" fo:font-size="11pt" fo:font-weight="normal" officeooo:rsid="000f5e82" officeooo:paragraph-rsid="00193aa0" style:font-size-asian="11pt" style:font-weight-asian="normal" style:font-size-complex="11pt" style:font-weight-complex="normal"/>
    </style:style>
    <style:style style:name="P97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98" style:family="paragraph" style:parent-style-name="Standard">
      <style:paragraph-properties style:line-height-at-least="0.503cm"/>
      <style:text-properties fo:color="#000000" style:font-name="Verdana" fo:font-size="11pt" fo:font-weight="normal" officeooo:rsid="00533af4" fo:background-color="#ffffff" style:font-size-asian="11pt" style:font-size-complex="11pt"/>
    </style:style>
    <style:style style:name="P99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ba626" officeooo:paragraph-rsid="003ba626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49ce31" officeooo:paragraph-rsid="0049ce31" style:font-size-asian="11pt" style:font-weight-asian="normal" style:font-size-complex="11pt" style:font-weight-complex="normal"/>
    </style:style>
    <style:style style:name="P101" style:family="paragraph" style:parent-style-name="Standard" style:list-style-name="L3">
      <style:paragraph-properties fo:text-align="start" style:justify-single-word="false"/>
      <style:text-properties officeooo:paragraph-rsid="003c8a3d"/>
    </style:style>
    <style:style style:name="P102" style:family="paragraph" style:parent-style-name="Standard" style:list-style-name="L11">
      <style:paragraph-properties fo:text-align="start" style:justify-single-word="false"/>
      <style:text-properties officeooo:paragraph-rsid="000a8f03"/>
    </style:style>
    <style:style style:name="P103" style:family="paragraph" style:parent-style-name="Standard" style:list-style-name="L12">
      <style:paragraph-properties fo:text-align="start" style:justify-single-word="false"/>
      <style:text-properties officeooo:paragraph-rsid="000f5e82"/>
    </style:style>
    <style:style style:name="P104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93aa0" style:font-size-asian="11pt" style:font-weight-asian="normal" style:font-size-complex="11pt" style:font-weight-complex="normal"/>
    </style:style>
    <style:style style:name="P105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341c9" style:font-size-asian="11pt" style:font-weight-asian="normal" style:font-size-complex="11pt" style:font-weight-complex="normal"/>
    </style:style>
    <style:style style:name="P106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b4759" style:font-size-asian="11pt" style:font-weight-asian="normal" style:font-size-complex="11pt" style:font-weight-complex="normal"/>
    </style:style>
    <style:style style:name="P107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6bbf" officeooo:paragraph-rsid="001b4759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3617fe" officeooo:paragraph-rsid="001f792c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25d94" officeooo:paragraph-rsid="001f792c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72749" officeooo:paragraph-rsid="001f792c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25d94" officeooo:paragraph-rsid="00525d94" fo:background-color="#ffffff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1a276" style:font-size-asian="11pt" style:font-weight-asian="normal" style:font-size-complex="11pt" style:font-weight-complex="normal"/>
    </style:style>
    <style:style style:name="T2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3016c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485c1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62acc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72749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3617fe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366f00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525d94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000000" style:font-name="Verdana" fo:font-size="11pt" fo:letter-spacing="normal" fo:language="en" fo:country="GB" fo:font-style="normal" officeooo:rsid="00525d94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000000" style:font-name="Verdana" fo:font-size="11pt" fo:letter-spacing="normal" fo:language="en" fo:country="GB" fo:font-style="normal" officeooo:rsid="00533af4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000000" style:font-name="Verdana" fo:font-size="11pt" fo:letter-spacing="normal" fo:language="en" fo:country="GB" fo:font-style="normal" officeooo:rsid="00525d94" fo:background-color="#b4c7dc" loext:char-shading-value="0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officeooo:rsid="000277bd"/>
    </style:style>
    <style:style style:name="T14" style:family="text">
      <style:text-properties fo:font-variant="normal" fo:text-transform="none" fo:letter-spacing="normal" fo:font-style="normal" officeooo:rsid="001341c9"/>
    </style:style>
    <style:style style:name="T15" style:family="text">
      <style:text-properties fo:font-variant="normal" fo:text-transform="none" fo:letter-spacing="normal" fo:font-style="normal" officeooo:rsid="0013423a"/>
    </style:style>
    <style:style style:name="T16" style:family="text">
      <style:text-properties fo:font-variant="normal" fo:text-transform="none" fo:letter-spacing="normal" fo:font-style="normal" officeooo:rsid="001a96ea"/>
    </style:style>
    <style:style style:name="T17" style:family="text">
      <style:text-properties fo:font-variant="normal" fo:text-transform="none" fo:letter-spacing="normal" fo:font-style="normal" officeooo:rsid="001b4720"/>
    </style:style>
    <style:style style:name="T18" style:family="text">
      <style:text-properties fo:font-variant="normal" fo:text-transform="none" fo:letter-spacing="normal" fo:font-style="normal" officeooo:rsid="001b4759"/>
    </style:style>
    <style:style style:name="T19" style:family="text">
      <style:text-properties fo:font-variant="normal" fo:text-transform="none" fo:letter-spacing="normal" fo:font-style="normal" officeooo:rsid="001b6bbf"/>
    </style:style>
    <style:style style:name="T20" style:family="text">
      <style:text-properties fo:font-variant="normal" fo:text-transform="none" fo:letter-spacing="normal" fo:font-style="normal" officeooo:rsid="001988dd"/>
    </style:style>
    <style:style style:name="T21" style:family="text">
      <style:text-properties fo:font-variant="normal" fo:text-transform="none" fo:letter-spacing="normal" fo:font-style="normal" officeooo:rsid="00204cfe"/>
    </style:style>
    <style:style style:name="T22" style:family="text">
      <style:text-properties fo:font-variant="normal" fo:text-transform="none" fo:letter-spacing="normal" fo:font-style="normal" officeooo:rsid="0021a276"/>
    </style:style>
    <style:style style:name="T23" style:family="text">
      <style:text-properties fo:font-variant="normal" fo:text-transform="none" fo:letter-spacing="normal" fo:font-style="normal" officeooo:rsid="0023016c"/>
    </style:style>
    <style:style style:name="T24" style:family="text">
      <style:text-properties fo:font-variant="normal" fo:text-transform="none" fo:letter-spacing="normal" fo:font-style="normal" officeooo:rsid="00427e62"/>
    </style:style>
    <style:style style:name="T25" style:family="text">
      <style:text-properties fo:font-variant="normal" fo:text-transform="none" fo:letter-spacing="normal" fo:language="en" fo:country="GB" fo:font-style="normal"/>
    </style:style>
    <style:style style:name="T26" style:family="text">
      <style:text-properties fo:font-variant="normal" fo:text-transform="none" fo:letter-spacing="normal" fo:language="en" fo:country="GB" fo:font-style="normal" officeooo:rsid="001cef5b"/>
    </style:style>
    <style:style style:name="T27" style:family="text">
      <style:text-properties fo:font-variant="normal" fo:text-transform="none" fo:letter-spacing="normal" fo:language="en" fo:country="GB" fo:font-style="normal" officeooo:rsid="002df0f7"/>
    </style:style>
    <style:style style:name="T28" style:family="text">
      <style:text-properties fo:font-variant="normal" fo:text-transform="none" fo:letter-spacing="normal" fo:language="en" fo:country="GB" fo:font-style="normal" officeooo:rsid="0032c111"/>
    </style:style>
    <style:style style:name="T29" style:family="text">
      <style:text-properties fo:font-variant="normal" fo:text-transform="none" fo:letter-spacing="normal" fo:language="en" fo:country="GB" fo:font-style="normal" officeooo:rsid="003dab65"/>
    </style:style>
    <style:style style:name="T30" style:family="text">
      <style:text-properties fo:font-variant="normal" fo:text-transform="none" style:font-name="Verdana" fo:font-size="11pt" fo:letter-spacing="normal" fo:font-style="normal" officeooo:rsid="001a96ea" style:font-size-asian="11pt" style:font-size-complex="11pt"/>
    </style:style>
    <style:style style:name="T31" style:family="text">
      <style:text-properties fo:font-variant="normal" fo:text-transform="none" fo:color="#d4d4d4" style:font-name="Verdana" fo:font-size="11pt" fo:letter-spacing="normal" fo:language="en" fo:country="GB" fo:font-style="normal" officeooo:rsid="00525d94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00a933" style:font-name="Verdana" fo:font-size="11pt" fo:letter-spacing="normal" fo:language="en" fo:country="GB" fo:font-style="normal" officeooo:rsid="00525d94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c9211e" style:font-name="Verdana" fo:font-size="11pt" fo:letter-spacing="normal" fo:language="en" fo:country="GB" fo:font-style="normal" officeooo:rsid="00525d94" style:font-size-asian="11pt" style:font-weight-asian="normal" style:font-size-complex="11pt" style:font-weight-complex="normal"/>
    </style:style>
    <style:style style:name="T34" style:family="text">
      <style:text-properties fo:color="#000000" style:font-name="Verdana" fo:font-size="11pt" fo:font-weight="normal" officeooo:rsid="000a8f03" style:font-size-asian="11pt" style:font-weight-asian="normal" style:font-size-complex="11pt" style:font-weight-complex="normal"/>
    </style:style>
    <style:style style:name="T35" style:family="text">
      <style:text-properties fo:color="#000000" style:font-name="Verdana" fo:font-size="11pt" fo:font-weight="normal" officeooo:rsid="000b8537" style:font-size-asian="11pt" style:font-weight-asian="normal" style:font-size-complex="11pt" style:font-weight-complex="normal"/>
    </style:style>
    <style:style style:name="T36" style:family="text">
      <style:text-properties fo:color="#000000" style:font-name="Verdana" fo:font-size="11pt" fo:font-weight="normal" officeooo:rsid="000c4d19" style:font-size-asian="11pt" style:font-weight-asian="normal" style:font-size-complex="11pt" style:font-weight-complex="normal"/>
    </style:style>
    <style:style style:name="T37" style:family="text">
      <style:text-properties fo:color="#000000" style:font-name="Verdana" fo:font-size="11pt" fo:font-weight="normal" officeooo:rsid="000d3d76" style:font-size-asian="11pt" style:font-weight-asian="normal" style:font-size-complex="11pt" style:font-weight-complex="normal"/>
    </style:style>
    <style:style style:name="T38" style:family="text">
      <style:text-properties fo:color="#000000" style:font-name="Verdana" fo:font-size="11pt" fo:font-weight="normal" officeooo:rsid="000e7f46" style:font-size-asian="11pt" style:font-weight-asian="normal" style:font-size-complex="11pt" style:font-weight-complex="normal"/>
    </style:style>
    <style:style style:name="T39" style:family="text">
      <style:text-properties fo:color="#000000" style:font-name="Verdana" fo:font-size="11pt" fo:font-weight="normal" officeooo:rsid="000f5e82" style:font-size-asian="11pt" style:font-weight-asian="normal" style:font-size-complex="11pt" style:font-weight-complex="normal"/>
    </style:style>
    <style:style style:name="T40" style:family="text">
      <style:text-properties fo:color="#000000" style:font-name="Verdana" fo:font-size="11pt" fo:font-weight="normal" officeooo:rsid="000fc985" style:font-size-asian="11pt" style:font-weight-asian="normal" style:font-size-complex="11pt" style:font-weight-complex="normal"/>
    </style:style>
    <style:style style:name="T41" style:family="text">
      <style:text-properties fo:color="#000000" style:font-name="Verdana" fo:font-size="11pt" fo:font-weight="normal" officeooo:rsid="004ab5cd" style:font-size-asian="11pt" style:font-weight-asian="normal" style:font-size-complex="11pt" style:font-weight-complex="normal"/>
    </style:style>
    <style:style style:name="T42" style:family="text">
      <style:text-properties fo:color="#000000" style:font-name="Verdana" fo:font-size="11pt" fo:font-weight="normal" officeooo:rsid="004b5552" style:font-size-asian="11pt" style:font-weight-asian="normal" style:font-size-complex="11pt" style:font-weight-complex="normal"/>
    </style:style>
    <style:style style:name="T43" style:family="text">
      <style:text-properties fo:color="#000000" style:font-name="Verdana" fo:font-size="11pt" fo:font-weight="normal" officeooo:rsid="00533af4" style:font-size-asian="11pt" style:font-size-complex="11pt"/>
    </style:style>
    <style:style style:name="T44" style:family="text">
      <style:text-properties fo:color="#000000" style:font-name="Verdana" fo:font-size="11pt" fo:font-weight="normal" officeooo:rsid="0056009f" style:font-size-asian="11pt" style:font-size-complex="11pt"/>
    </style:style>
    <style:style style:name="T45" style:family="text">
      <style:text-properties fo:color="#000000" style:font-name="Verdana" fo:font-size="11pt" fo:language="en" fo:country="GB" fo:font-weight="normal" style:font-size-asian="11pt" style:font-weight-asian="normal" style:font-size-complex="11pt" style:font-weight-complex="normal"/>
    </style:style>
    <style:style style:name="T46" style:family="text">
      <style:text-properties fo:color="#000000" style:font-name="Verdana" fo:font-size="11pt" fo:language="en" fo:country="GB" fo:font-weight="normal" officeooo:rsid="002df0f7" style:font-size-asian="11pt" style:font-weight-asian="normal" style:font-size-complex="11pt" style:font-weight-complex="normal"/>
    </style:style>
    <style:style style:name="T47" style:family="text">
      <style:text-properties fo:color="#000000" style:font-name="Verdana" fo:font-size="11pt" fo:language="en" fo:country="GB" fo:font-weight="normal" officeooo:rsid="0030527d" style:font-size-asian="11pt" style:font-weight-asian="normal" style:font-size-complex="11pt" style:font-weight-complex="normal"/>
    </style:style>
    <style:style style:name="T48" style:family="text">
      <style:text-properties fo:color="#000000" style:font-name="Verdana" fo:font-size="11pt" fo:language="en" fo:country="GB" fo:font-weight="normal" officeooo:rsid="00320228" style:font-size-asian="11pt" style:font-weight-asian="normal" style:font-size-complex="11pt" style:font-weight-complex="normal"/>
    </style:style>
    <style:style style:name="T49" style:family="text">
      <style:text-properties fo:color="#000000" style:font-name="Verdana" fo:font-size="11pt" fo:language="en" fo:country="GB" fo:font-weight="normal" officeooo:rsid="0032c111" style:font-size-asian="11pt" style:font-weight-asian="normal" style:font-size-complex="11pt" style:font-weight-complex="normal"/>
    </style:style>
    <style:style style:name="T50" style:family="text">
      <style:text-properties fo:color="#000000" style:font-name="Verdana" fo:font-size="11pt" fo:language="en" fo:country="GB" fo:font-weight="normal" officeooo:rsid="003931b5" style:font-size-asian="11pt" style:font-weight-asian="normal" style:font-size-complex="11pt" style:font-weight-complex="normal"/>
    </style:style>
    <style:style style:name="T51" style:family="text">
      <style:text-properties fo:color="#000000" style:font-name="Verdana" fo:font-size="11pt" fo:language="en" fo:country="GB" fo:font-weight="normal" officeooo:rsid="003c8a3d" style:font-size-asian="11pt" style:font-weight-asian="normal" style:font-size-complex="11pt" style:font-weight-complex="normal"/>
    </style:style>
    <style:style style:name="T52" style:family="text">
      <style:text-properties fo:color="#000000" style:font-name="Verdana" fo:font-size="11pt" fo:language="en" fo:country="GB" fo:font-weight="normal" officeooo:rsid="003ca6ca" style:font-size-asian="11pt" style:font-weight-asian="normal" style:font-size-complex="11pt" style:font-weight-complex="normal"/>
    </style:style>
    <style:style style:name="T53" style:family="text">
      <style:text-properties fo:color="#000000" style:font-name="Verdana" fo:font-size="11pt" fo:language="en" fo:country="GB" fo:font-weight="normal" officeooo:rsid="003d4154" style:font-size-asian="11pt" style:font-weight-asian="normal" style:font-size-complex="11pt" style:font-weight-complex="normal"/>
    </style:style>
    <style:style style:name="T54" style:family="text">
      <style:text-properties fo:color="#000000" style:font-name="Verdana" fo:font-size="11pt" fo:language="en" fo:country="GB" fo:font-weight="normal" officeooo:rsid="004ab5cd" style:font-size-asian="11pt" style:font-weight-asian="normal" style:font-size-complex="11pt" style:font-weight-complex="normal"/>
    </style:style>
    <style:style style:name="T55" style:family="text">
      <style:text-properties fo:color="#000000" style:font-name="Verdana" fo:font-size="11pt" fo:font-weight="bold" officeooo:rsid="00533af4" style:font-size-asian="11pt" style:font-weight-asian="bold" style:font-size-complex="11pt" style:font-weight-complex="bold"/>
    </style:style>
    <style:style style:name="T56" style:family="text">
      <style:text-properties fo:color="#000000" style:font-name="Verdana" fo:font-size="11pt" fo:font-weight="bold" officeooo:rsid="0057a91b" style:font-size-asian="11pt" style:font-weight-asian="bold" style:font-size-complex="11pt" style:font-weight-complex="bold"/>
    </style:style>
    <style:style style:name="T57" style:family="text">
      <style:text-properties fo:color="#000000" style:font-name="Consolas" fo:font-size="10.5pt" fo:font-weight="normal"/>
    </style:style>
    <style:style style:name="T58" style:family="text">
      <style:text-properties fo:color="#000000" style:font-name="Consolas" fo:font-size="10.5pt" fo:font-weight="normal" officeooo:rsid="00525d94"/>
    </style:style>
    <style:style style:name="T59" style:family="text">
      <style:text-properties fo:color="#000000" style:font-name="Consolas" fo:font-size="10.5pt" fo:font-weight="normal" officeooo:rsid="00533af4"/>
    </style:style>
    <style:style style:name="T60" style:family="text">
      <style:text-properties officeooo:rsid="0003b846"/>
    </style:style>
    <style:style style:name="T61" style:family="text">
      <style:text-properties officeooo:rsid="0008b923"/>
    </style:style>
    <style:style style:name="T62" style:family="text">
      <style:text-properties officeooo:rsid="000f616b"/>
    </style:style>
    <style:style style:name="T63" style:family="text">
      <style:text-properties officeooo:rsid="000fc985"/>
    </style:style>
    <style:style style:name="T64" style:family="text">
      <style:text-properties officeooo:rsid="00119004"/>
    </style:style>
    <style:style style:name="T65" style:family="text">
      <style:text-properties officeooo:rsid="001341c9"/>
    </style:style>
    <style:style style:name="T66" style:family="text">
      <style:text-properties officeooo:rsid="0013423a"/>
    </style:style>
    <style:style style:name="T67" style:family="text">
      <style:text-properties fo:language="en" fo:country="GB" officeooo:rsid="002df0f7"/>
    </style:style>
    <style:style style:name="T68" style:family="text">
      <style:text-properties fo:language="en" fo:country="GB" officeooo:rsid="0032c111"/>
    </style:style>
    <style:style style:name="T69" style:family="text">
      <style:text-properties officeooo:rsid="004ab5cd"/>
    </style:style>
    <style:style style:name="T70" style:family="text">
      <style:text-properties officeooo:rsid="00507700"/>
    </style:style>
    <style:style style:name="T71" style:family="text">
      <style:text-properties officeooo:rsid="00525d94"/>
    </style:style>
    <style:style style:name="T72" style:family="text">
      <style:text-properties style:font-name="Consolas" fo:font-size="10.5pt" fo:font-weight="normal"/>
    </style:style>
    <style:style style:name="T73" style:family="text">
      <style:text-properties fo:color="#c9211e" style:font-name="Consolas" fo:font-size="10.5pt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ffic simulator</text:p>
      <text:p text:style-name="P5"/>
      <text:p text:style-name="P5">Documentation</text:p>
      <text:p text:style-name="P5"/>
      <text:p text:style-name="P6"/>
      <text:p text:style-name="P6">Hardware prerequisites:</text:p>
      <text:p text:style-name="P7">(Referred version is related to compiling effectiveness)</text:p>
      <text:list xml:id="list3576598453" text:style-name="L1">
        <text:list-item>
          <text:p text:style-name="P68">Windows 10.0.18363</text:p>
        </text:list-item>
      </text:list>
      <text:list xml:id="list1724717803" text:style-name="L2">
        <text:list-item>
          <text:p text:style-name="P69">Ubuntu 20.04 LTS</text:p>
        </text:list-item>
        <text:list-item>
          <text:p text:style-name="P69">MacOS 13.5.1</text:p>
        </text:list-item>
      </text:list>
      <text:p text:style-name="P6"/>
      <text:p text:style-name="P6"/>
      <text:p text:style-name="P8">Hardware used: </text:p>
      <text:list xml:id="list2880684055" text:style-name="L3">
        <text:list-item>
          <text:p text:style-name="P70">CPU Ryzen 2600</text:p>
        </text:list-item>
        <text:list-item>
          <text:p text:style-name="P70">GPU AMD RX380</text:p>
        </text:list-item>
        <text:list-item>
          <text:p text:style-name="P73">Monitor PnP 1920*1080 (minimal requirement, game map has these fixed dimension)</text:p>
        </text:list-item>
        <text:list-item>
          <text:p text:style-name="P101"><text:span text:style-name="T51">RAM </text:span><text:span text:style-name="T52">16gb (min 4</text:span><text:span text:style-name="T53">gb</text:span><text:span text:style-name="T52">)</text:span></text:p>
        </text:list-item>
      </text:list>
      <text:p text:style-name="P8"/>
      <text:p text:style-name="P8">Software prerequisites</text:p>
      <text:list xml:id="list2245564238" text:style-name="L4">
        <text:list-item>
          <text:p text:style-name="P75"><text:a xlink:type="simple" xlink:href="https://www.python.org/" text:style-name="Internet_20_link" text:visited-style-name="Visited_20_Internet_20_Link">Python</text:a> v3.x <text:span text:style-name="T60">(with PIP)</text:span></text:p>
        </text:list-item>
      </text:list>
      <text:list xml:id="list3629172357" text:style-name="L5">
        <text:list-item>
          <text:p text:style-name="P71"><text:a xlink:type="simple" xlink:href="https://code.visualstudio.com/" text:style-name="Internet_20_link" text:visited-style-name="Visited_20_Internet_20_Link">Visual Studio Code</text:a> (or equivalent, such as <text:a xlink:type="simple" xlink:href="https://www.jetbrains.com/pycharm/" text:style-name="Internet_20_link" text:visited-style-name="Visited_20_Internet_20_Link">PyCharm</text:a>/<text:a xlink:type="simple" xlink:href="https://visualstudio.microsoft.com/it/vs/community/" text:style-name="Internet_20_link" text:visited-style-name="Visited_20_Internet_20_Link">VSCommunity</text:a>/Other)</text:p>
          <text:list>
            <text:list-item>
              <text:p text:style-name="P71">Extensions:</text:p>
            </text:list-item>
          </text:list>
        </text:list-item>
      </text:list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63">Extension name</text:p>
          </table:table-cell>
          <table:table-cell table:style-name="Table1.A1" office:value-type="string">
            <text:p text:style-name="P63">Extension search name</text:p>
          </table:table-cell>
          <table:table-cell table:style-name="Table1.A1" office:value-type="string">
            <text:p text:style-name="P63">Version</text:p>
          </table:table-cell>
          <table:table-cell table:style-name="Table1.A1" office:value-type="string">
            <text:p text:style-name="P63">License</text:p>
          </table:table-cell>
          <table:table-cell table:style-name="Table1.A1" office:value-type="string">
            <text:p text:style-name="P63">Author</text:p>
          </table:table-cell>
        </table:table-row>
        <table:table-row>
          <table:table-cell table:style-name="Table1.A1" office:value-type="string">
            <text:p text:style-name="P64">Python</text:p>
          </table:table-cell>
          <table:table-cell table:style-name="Table1.A1" office:value-type="string">
            <text:p text:style-name="P66">ms-python.python</text:p>
            <text:p text:style-name="P66"/>
          </table:table-cell>
          <table:table-cell table:style-name="Table1.A1" office:value-type="string">
            <text:p text:style-name="P65"><text:span text:style-name="T12">v2020.6.90262</text:span> </text:p>
          </table:table-cell>
          <table:table-cell table:style-name="Table1.A1" office:value-type="string">
            <text:p text:style-name="P64">Link</text:p>
          </table:table-cell>
          <table:table-cell table:style-name="Table1.A1" office:value-type="string">
            <text:p text:style-name="P64">Microsoft</text:p>
          </table:table-cell>
        </table:table-row>
        <table:table-row>
          <table:table-cell table:style-name="Table1.A1" office:value-type="string">
            <text:p text:style-name="P65"><text:span text:style-name="T12">Path Intellisense</text:span> </text:p>
          </table:table-cell>
          <table:table-cell table:style-name="Table1.A1" office:value-type="string">
            <text:p text:style-name="P65"><text:span text:style-name="T13">c</text:span><text:span text:style-name="T12">hristian-kohler.path-intellisense</text:span></text:p>
          </table:table-cell>
          <table:table-cell table:style-name="Table1.A1" office:value-type="string">
            <text:p text:style-name="P65"><text:span text:style-name="T12">v2.2.1</text:span> </text:p>
          </table:table-cell>
          <table:table-cell table:style-name="Table1.A1" office:value-type="string">
            <text:p text:style-name="P64">Link</text:p>
          </table:table-cell>
          <table:table-cell table:style-name="Table1.A1" office:value-type="string">
            <text:p text:style-name="P67">Christian Kohler</text:p>
          </table:table-cell>
        </table:table-row>
      </table:table>
      <text:p text:style-name="P27"/>
      <text:list xml:id="list1033794789" text:style-name="L6">
        <text:list-item>
          <text:p text:style-name="P76">SQLServer 2017</text:p>
        </text:list-item>
        <text:list-item>
          <text:p text:style-name="P76"><text:a xlink:type="simple" xlink:href="https://docs.microsoft.com/it-it/sql/ssms/download-sql-server-management-studio-ssms?view=sql-server-ver15" text:style-name="Internet_20_link" text:visited-style-name="Visited_20_Internet_20_Link">Microsoft SQL Server Management Studio</text:a> v14.0.17289.0</text:p>
        </text:list-item>
      </text:list>
      <text:list xml:id="list428322002" text:style-name="L7">
        <text:list-item>
          <text:p text:style-name="P72">OpenGL (Often included in the latest GPU drivers <text:a xlink:type="simple" xlink:href="https://www.amd.com/en/support" text:style-name="Internet_20_link" text:visited-style-name="Visited_20_Internet_20_Link"><text:span text:style-name="T64">AMD</text:span></text:a><text:span text:style-name="T64"> / </text:span><text:a xlink:type="simple" xlink:href="https://www.nvidia.it/Download/index.aspx?lang=it" text:style-name="Internet_20_link" text:visited-style-name="Visited_20_Internet_20_Link"><text:span text:style-name="T64">Nvidia</text:span></text:a>)</text:p>
        </text:list-item>
        <text:list-item>
          <text:p text:style-name="P78"><text:a xlink:type="simple" xlink:href="https://www.microsoft.com/it-it/download/details.aspx?id=35" text:style-name="Internet_20_link" text:visited-style-name="Visited_20_Internet_20_Link">DirectX</text:a> (latest)</text:p>
        </text:list-item>
        <text:list-item>
          <text:p text:style-name="P78"><text:a xlink:type="simple" xlink:href="https://www.microsoft.com/it-it/download/details.aspx?id=30653" text:style-name="Internet_20_link" text:visited-style-name="Visited_20_Internet_20_Link">.NetFramework 4.5</text:a></text:p>
        </text:list-item>
        <text:list-item>
          <text:p text:style-name="P78"><text:a xlink:type="simple" xlink:href="https://it.libreoffice.org/" text:style-name="Internet_20_link" text:visited-style-name="Visited_20_Internet_20_Link">LibreOffice Calc</text:a> (Optional)</text:p>
        </text:list-item>
        <text:list-item>
          <text:p text:style-name="P78"><text:a xlink:type="simple" xlink:href="http://dia-installer.de/" text:style-name="Internet_20_link" text:visited-style-name="Visited_20_Internet_20_Link">Dia Diagram Editor</text:a> (Optional)</text:p>
        </text:list-item>
        <text:list-item>
          <text:p text:style-name="P78"><text:a xlink:type="simple" xlink:href="https://notepad-plus-plus.org/downloads/" text:style-name="Internet_20_link" text:visited-style-name="Visited_20_Internet_20_Link">Notepad++</text:a> (Optional)</text:p>
        </text:list-item>
        <text:list-item>
          <text:p text:style-name="P78"><text:a xlink:type="simple" xlink:href="https://www.7-zip.org/" text:style-name="Internet_20_link" text:visited-style-name="Visited_20_Internet_20_Link">7-Zip </text:a>(Optional<text:span text:style-name="T60">)</text:span></text:p>
        </text:list-item>
      </text:list>
      <text:p text:style-name="P9"/>
      <text:p text:style-name="P9">Required libraries:</text:p>
      <text:list xml:id="list2365927014" text:style-name="L8">
        <text:list-item>
          <text:p text:style-name="P79"><text:a xlink:type="simple" xlink:href="https://arcade.academy/index.html" text:style-name="Internet_20_link" text:visited-style-name="Visited_20_Internet_20_Link">Arcade</text:a> v2.4a9</text:p>
        </text:list-item>
        <text:list-item>
          <text:p text:style-name="P79"><text:a xlink:type="simple" xlink:href="http://www.pymunk.org/en/latest/" text:style-name="Internet_20_link" text:visited-style-name="Visited_20_Internet_20_Link">Pymunk</text:a> v5.6.0</text:p>
        </text:list-item>
        <text:list-item>
          <text:p text:style-name="P80"><text:a xlink:type="simple" xlink:href="https://numpy.org/" text:style-name="Internet_20_link" text:visited-style-name="Visited_20_Internet_20_Link">Numpy</text:a> v1.18.0</text:p>
        </text:list-item>
        <text:list-item>
          <text:p text:style-name="P77"><text:a xlink:type="simple" xlink:href="https://pypi.org/project/pyodbc/" text:style-name="Internet_20_link" text:visited-style-name="Visited_20_Internet_20_Link">Pyodbc</text:a> 4.0.30</text:p>
        </text:list-item>
        <text:list-item>
          <text:p text:style-name="P80"><text:a xlink:type="simple" xlink:href="https://docs.python.org/3.4/library/math.html" text:style-name="Internet_20_link" text:visited-style-name="Visited_20_Internet_20_Link">Math</text:a> (Included with Python)</text:p>
        </text:list-item>
        <text:list-item>
          <text:p text:style-name="P82"><text:a xlink:type="simple" xlink:href="https://docs.python.org/3/library/time.html" text:style-name="Internet_20_link" text:visited-style-name="Visited_20_Internet_20_Link">Time</text:a> and <text:a xlink:type="simple" xlink:href="https://docs.python.org/2/library/timeit.html" text:style-name="Internet_20_link" text:visited-style-name="Visited_20_Internet_20_Link">Timeit</text:a> <text:span text:style-name="T60">(Included with Python)</text:span></text:p>
        </text:list-item>
        <text:list-item>
          <text:p text:style-name="P83"><text:a xlink:type="simple" xlink:href="https://pyglet.readthedocs.io/en/latest/" text:style-name="Internet_20_link" text:visited-style-name="Visited_20_Internet_20_Link">Pyglet</text:a> (Included with Arcade)</text:p>
        </text:list-item>
        <text:list-item>
          <text:p text:style-name="P84"><text:a xlink:type="simple" xlink:href="https://matplotlib.org/" text:style-name="Internet_20_link" text:visited-style-name="Visited_20_Internet_20_Link">Matplotlib</text:a> 3.2.2</text:p>
        </text:list-item>
      </text:list>
      <text:p text:style-name="P9"/>
      <text:p text:style-name="P9"/>
      <text:p text:style-name="P34"><text:soft-page-break/>Background knowledge requirements</text:p>
      <text:p text:style-name="P34"><text:line-break/></text:p>
      <text:p text:style-name="P36">Extensive knowledge of programming with Python</text:p>
      <text:p text:style-name="P35"/>
      <text:p text:style-name="P35">Basis of command line interface parameters and folders navigation</text:p>
      <text:p text:style-name="P35"/>
      <text:p text:style-name="P35">Extensive knowledge of Arcade library for Python</text:p>
      <text:p text:style-name="P35"/>
      <text:p text:style-name="P35">Basis of statistics and math (normal distribution, trigonometry, geometry)</text:p>
      <text:p text:style-name="P35"/>
      <text:p text:style-name="P35">Basis of physics (uniform linear motion, circular motion, acceleration and friction)</text:p>
      <text:p text:style-name="P35"/>
      <text:p text:style-name="P59"><text:span text:style-name="T50">C</text:span><text:span text:style-name="T45">omplete understanding of given </text:span><text:span text:style-name="T51">execution </text:span><text:span text:style-name="T45">flowchart</text:span></text:p>
      <text:p text:style-name="P99"/>
      <text:p text:style-name="P100">Basis of Transact-SQL (Basic queries (SELECT and INSERT))</text:p>
      <text:p text:style-name="P100"/>
      <text:p text:style-name="P60"><text:span text:style-name="T45">Basis of Microsoft SQL Server Management Studio </text:span><text:span text:style-name="T54">(SSMS)</text:span></text:p>
      <text:p text:style-name="P100"/>
      <text:p text:style-name="P100">Extensive knowledge of PowerBI/QlikSense</text:p>
      <text:p text:style-name="P100"/>
      <text:p text:style-name="P100">Extensive knowledge of Microsoft Azur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Introduction</text:p>
      <text:p text:style-name="P12"/>
      <text:p text:style-name="P12"/>
      <text:p text:style-name="P11"><text:span text:style-name="T61">Born as a school project, </text:span>TrafficSim is an x86 application written in Python, using Arcade library for rendering <text:span text:style-name="T61">and numpy for statistical computing.</text:span></text:p>
      <text:p text:style-name="P10"/>
      <text:p text:style-name="P10"/>
      <text:p text:style-name="P10">It meets the need of those who require a light application in order to estimate traffic flows and simulate accidents with the possibility to vary, as needed, the parameters <text:span text:style-name="T61">in order to:</text:span></text:p>
      <text:list xml:id="list3978167117" text:style-name="L9">
        <text:list-item>
          <text:p text:style-name="P85">In/decrease cars ratio of spawn </text:p>
        </text:list-item>
        <text:list-item>
          <text:p text:style-name="P85">In/decrease the chance of ignoring <text:span text:style-name="T69">basic traffic rules</text:span></text:p>
        </text:list-item>
        <text:list-item>
          <text:p text:style-name="P85">In/decrease the overall speed</text:p>
        </text:list-item>
        <text:list-item>
          <text:p text:style-name="P86">Emulate traffic concentration trends</text:p>
        </text:list-item>
        <text:list-item>
          <text:p text:style-name="P86">Keep tracks of the vehicles later by accessing data stored in both local and cloud databases.</text:p>
        </text:list-item>
      </text:list>
      <text:p text:style-name="P28"/>
      <text:p text:style-name="P28"/>
      <text:p text:style-name="P4"><text:span text:style-name="T41">One of the main aspects is the ability to use SSMS </text:span><text:span text:style-name="T42">with more complex data analysis tools like: <text:s/></text:span></text:p>
      <text:list xml:id="list1892902696" text:style-name="L10">
        <text:list-item>
          <text:p text:style-name="P87">PowerBI </text:p>
        </text:list-item>
        <text:list-item>
          <text:p text:style-name="P87">QlikSense</text:p>
        </text:list-item>
        <text:list-item>
          <text:p text:style-name="P87">Azure (Data factory and Synapse)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3"/>
      <text:p text:style-name="P13"/>
      <text:p text:style-name="P13"/>
      <text:p text:style-name="P13"><text:soft-page-break/>Repository content</text:p>
      <text:p text:style-name="P13"/>
      <text:p text:style-name="P13"/>
      <text:p text:style-name="P14">The repository structure is:</text:p>
      <text:p text:style-name="P14"/>
      <text:p text:style-name="P14"/>
      <text:p text:style-name="P14"><text:tab/>Traffic SIM:</text:p>
      <text:p text:style-name="P14"/>
      <text:list xml:id="list1588763945" text:style-name="L11">
        <text:list-item>
          <text:p text:style-name="P88">Project – The main program folder</text:p>
          <text:p text:style-name="P88"/>
        </text:list-item>
      </text:list>
      <text:p text:style-name="P14"/>
      <text:list xml:id="list115340040825099" text:continue-numbering="true" text:style-name="L11">
        <text:list-item>
          <text:p text:style-name="P90">Concept Art - It contains the original ideas that brought us to realize this project</text:p>
        </text:list-item>
      </text:list>
      <text:p text:style-name="P14"/>
      <text:p text:style-name="P14"/>
      <text:list xml:id="list115340428086729" text:continue-numbering="true" text:style-name="L11">
        <text:list-item>
          <text:p text:style-name="P90">Flowchart - <text:tab/>A simple file, which can be opened with the DIA Diagram <text:tab/><text:tab/>Editor, it explains in a graphical way how the program <text:tab/><text:tab/><text:tab/>works step by step </text:p>
          <text:p text:style-name="P90"/>
          <text:p text:style-name="P90"/>
        </text:list-item>
        <text:list-item>
          <text:p text:style-name="P92">SQLServer – It contains a single script .sql file. Executing it from <text:tab/><text:tab/><text:tab/>SSMS in order to create the table for vehicles information</text:p>
          <text:p text:style-name="P90"/>
          <text:p text:style-name="P90"/>
        </text:list-item>
        <text:list-item>
          <text:p text:style-name="P90">InfluxDB - A set of usefull scripts that can help create a brand new <text:tab/><text:tab/> <text:s text:c="6"/>database with Influx, it also gives the connection strings <text:tab/><text:tab/> <text:s text:c="6"/>in Pytho<text:span text:style-name="T65">n. </text:span>(The current code does not use Influx, we still <text:tab/><text:tab/> <text:s text:c="6"/>included the folder for future needs)</text:p>
          <text:p text:style-name="P90"/>
          <text:p text:style-name="P90"/>
        </text:list-item>
        <text:list-item>
          <text:p text:style-name="P90">Script - InfluxDB related scripts, take a look.</text:p>
          <text:p text:style-name="P90"/>
          <text:p text:style-name="P90"/>
          <text:p text:style-name="P90"/>
        </text:list-item>
        <text:list-item>
          <text:p text:style-name="P90">Sound - Sounds used in the project, an expert ear should recognize a <text:s text:c="6"/><text:tab/> <text:s text:c="2"/>couple of these…</text:p>
        </text:list-item>
      </text:list>
      <text:p text:style-name="P14"/>
      <text:p text:style-name="P14"/>
      <text:list xml:id="list115340174128416" text:continue-numbering="true" text:style-name="L11">
        <text:list-item>
          <text:p text:style-name="P102"><text:span text:style-name="T34">Sprites – Sets of sprites, divided in several subfolders. <text:tab/><text:tab/><text:tab/><text:tab/> <text:s text:c="4"/>Feel free to change ‘em, although u should </text:span><text:span text:style-name="T35">mantain</text:span><text:span text:style-name="T34"> the <text:tab/><text:tab/> <text:s text:c="4"/>proportions/</text:span><text:span text:style-name="T36">dimensions</text:span></text:p>
          <text:p text:style-name="P93"/>
          <text:p text:style-name="P93"/>
        </text:list-item>
        <text:list-item>
          <text:p text:style-name="P102"><text:span text:style-name="T37">Usefull Stuff – A set of </text:span><text:span text:style-name="T38">PDFs with math/physic theory.</text:span></text:p>
        </text:list-item>
      </text:list>
      <text:p text:style-name="P25"/>
      <text:p text:style-name="P25"/>
      <text:list xml:id="list115340148681742" text:continue-numbering="true" text:style-name="L11">
        <text:list-header>
          <text:p text:style-name="P89"/>
        </text:list-header>
      </text:list>
      <text:p text:style-name="P26"/>
      <text:p text:style-name="P14"><text:tab/><text:tab/></text:p>
      <text:p text:style-name="P16"/>
      <text:p text:style-name="P16"><text:soft-page-break/>Execution Order</text:p>
      <text:p text:style-name="P16"/>
      <text:p text:style-name="P16"/>
      <text:p text:style-name="P19">Steps for fresh start:</text:p>
      <text:p text:style-name="P19"><text:tab/></text:p>
      <text:list xml:id="list3129639772" text:style-name="L12">
        <text:list-item>
          <text:p text:style-name="P94"><text:tab/>Download and install Python 3.x</text:p>
          <text:p text:style-name="P94"/>
        </text:list-item>
        <text:list-item>
          <text:p text:style-name="P94"><text:tab/>Download and install Visual Studio Code / Py<text:span text:style-name="T62">C</text:span>harm / Favorite IDE</text:p>
          <text:p text:style-name="P94"/>
        </text:list-item>
        <text:list-item>
          <text:p text:style-name="P94"><text:tab/>Reboot</text:p>
        </text:list-item>
      </text:list>
      <text:p text:style-name="P19"/>
      <text:list xml:id="list115341467803567" text:continue-numbering="true" text:style-name="L12">
        <text:list-item>
          <text:p text:style-name="P94"><text:tab/>Download <text:a xlink:type="simple" xlink:href="https://bootstrap.pypa.io/get-pip.py" text:style-name="Internet_20_link" text:visited-style-name="Visited_20_Internet_20_Link">PIP</text:a></text:p>
          <text:p text:style-name="P94"/>
        </text:list-item>
        <text:list-item>
          <text:p text:style-name="P94"><text:tab/>Save it as a file named: get-pip.py</text:p>
          <text:p text:style-name="P94"/>
        </text:list-item>
        <text:list-item>
          <text:p text:style-name="P103"><text:span text:style-name="T39"><text:tab/>Copy&amp;Paste the file in </text:span><text:a xlink:type="simple" xlink:href="file:///C:/" text:style-name="Internet_20_link" text:visited-style-name="Visited_20_Internet_20_Link">C:\</text:a><text:span text:style-name="T39"> </text:span></text:p>
          <text:p text:style-name="P94"/>
        </text:list-item>
        <text:list-item>
          <text:p text:style-name="P94"><text:tab/>Open C<text:span text:style-name="T63">MD</text:span> as admin</text:p>
          <text:p text:style-name="P94"/>
        </text:list-item>
        <text:list-item>
          <text:p text:style-name="P94"><text:tab/><text:span text:style-name="T62">Navigate to the folder containing the file</text:span></text:p>
          <text:p text:style-name="P94"/>
        </text:list-item>
        <text:list-item>
          <text:p text:style-name="P95"><text:tab/><text:span text:style-name="T63">Paste this and press enter: </text:span>py get-pip.py</text:p>
          <text:p text:style-name="P95"/>
          <text:p text:style-name="P95"/>
        </text:list-item>
      </text:list>
      <text:p text:style-name="P1"><text:span text:style-name="T46"><text:s text:c="5"/>1</text:span><text:span text:style-name="T49">0</text:span><text:span text:style-name="T46">. </text:span><text:span text:style-name="T40">Open up another CMD an</text:span><text:span text:style-name="T47">d executes these commands one </text:span><text:span text:style-name="T48">by one</text:span><text:span text:style-name="T47">:</text:span></text:p>
      <text:p text:style-name="P20"/>
      <text:p text:style-name="P20"><text:tab/><text:tab/><text:span text:style-name="T63">py -m pip install arcade</text:span></text:p>
      <text:p text:style-name="P20"><text:tab/><text:tab/><text:span text:style-name="T63">py -m pip install pymunk</text:span></text:p>
      <text:p text:style-name="P20"><text:tab/><text:tab/><text:span text:style-name="T63">py -m pip install numpy</text:span></text:p>
      <text:p text:style-name="P20"><text:tab/><text:tab/><text:span text:style-name="T63">py -m pip install pyglet</text:span></text:p>
      <text:p text:style-name="P20"><text:tab/><text:tab/><text:span text:style-name="T63">py -m pip install matplotlib</text:span></text:p>
      <text:p text:style-name="P20"><text:tab/><text:tab/><text:span text:style-name="T70">py -m pip install pyodbc</text:span></text:p>
      <text:p text:style-name="P20"/>
      <text:p text:style-name="P17">--<text:span text:style-name="T66">End of “Fresh start steps”</text:span>--</text:p>
      <text:p text:style-name="P19"/>
      <text:p text:style-name="P19"><text:span text:style-name="T67"><text:s text:c="4"/>1</text:span><text:span text:style-name="T68">1</text:span><text:span text:style-name="T67">. </text:span><text:span text:style-name="T65">Open up your IDE:</text:span></text:p>
      <text:p text:style-name="P19"><text:tab/></text:p>
      <text:p text:style-name="P23"><text:tab/><text:span text:style-name="T65">If your IDE is VSCode search and install these 2 extensions:</text:span></text:p>
      <text:p text:style-name="P37"><text:tab/><text:tab/></text:p>
      <text:list xml:id="list2492497950" text:style-name="L13">
        <text:list-item>
          <text:p text:style-name="P104">ms-python.python</text:p>
        </text:list-item>
      </text:list>
      <text:list xml:id="list2348751255" text:style-name="L14">
        <text:list-item>
          <text:p text:style-name="P96"><text:span text:style-name="T13">c</text:span><text:span text:style-name="T12">hristian-kohler.path-intellisense</text:span></text:p>
        </text:list-item>
      </text:list>
      <text:list xml:id="list2984085954" text:style-name="L15">
        <text:list-header>
          <text:p text:style-name="P105"/>
        </text:list-header>
      </text:list>
      <text:p text:style-name="P21"><text:span text:style-name="T27"><text:s text:c="4"/>1</text:span><text:span text:style-name="T28">2</text:span><text:span text:style-name="T27">. </text:span><text:span text:style-name="T15">Reboot IDE</text:span></text:p>
      <text:p text:style-name="P39"/>
      <text:p text:style-name="P39"><text:tab/>Select linting (we used Pylint, comes free with VSCode)</text:p>
      <text:p text:style-name="P38"/>
      <text:p text:style-name="P21"><text:span text:style-name="T28"><text:s text:c="4"/>13. </text:span><text:span text:style-name="T14">Open the “Project folder”</text:span></text:p>
      <text:p text:style-name="P40"/>
      <text:p text:style-name="P22"><text:span text:style-name="T28"><text:s text:c="4"/>14. </text:span><text:span text:style-name="T14">Execute main.py</text:span></text:p>
      <text:p text:style-name="P41"/>
      <text:p text:style-name="P18"><text:soft-page-break/><text:span text:style-name="T14">P</text:span><text:span text:style-name="T20">roject: How does it even work?</text:span></text:p>
      <text:p text:style-name="P42"/>
      <text:p text:style-name="P43">Understanding the mechanics can be somewhat tricky. I will try to be as clear as possible.</text:p>
      <text:p text:style-name="P43"/>
      <text:p text:style-name="P44">The first thing you should understand is the “map.py” file.</text:p>
      <text:p text:style-name="P45">This file contains several arrays:</text:p>
      <text:p text:style-name="P29"><text:span text:style-name="T12"><text:tab/>Array “map”: </text:span><text:span text:style-name="T16">take a closer look at this and you should see a minimalist crossroad,</text:span></text:p>
      <text:p text:style-name="P46"><text:tab/>the values represents:</text:p>
      <text:p text:style-name="P46"/>
      <text:p text:style-name="P46"><text:tab/><text:tab/>0: boundaries, which means everything outside the road</text:p>
      <text:p text:style-name="P46"/>
      <text:p text:style-name="P2"><text:span text:style-name="T16"><text:tab/><text:tab/></text:span><text:span text:style-name="T30">1: spawn point for vehicles</text:span></text:p>
      <text:p text:style-name="P58"/>
      <text:p text:style-name="P29"><text:span text:style-name="T16"><text:tab/><text:tab/>2: despawning point for </text:span><text:span text:style-name="T17">vehicles </text:span></text:p>
      <text:p text:style-name="P47"/>
      <text:p text:style-name="P47"><text:tab/><text:tab/>3: road, space where the a vehicle is free to move</text:p>
      <text:p text:style-name="P47"/>
      <text:p text:style-name="P29"><text:span text:style-name="T17"><text:tab/><text:tab/>4: traffic light/stop, pretty self-explanatory, </text:span><text:span text:style-name="T18">vehicles will/will not respect this</text:span></text:p>
      <text:p text:style-name="P48"><text:tab/><text:tab/> <text:s text:c="3"/>just like in real life…</text:p>
      <text:p text:style-name="P48"/>
      <text:p text:style-name="P49"><text:tab/><text:tab/>5: center of the crossroad, part of the map with no particular functions.</text:p>
      <text:p text:style-name="P49"/>
      <text:p text:style-name="P49"/>
      <text:p text:style-name="P49"><text:tab/>Array “Points”:</text:p>
      <text:p text:style-name="P49"/>
      <text:p text:style-name="P49"><text:tab/><text:tab/>Array of arrays, each array gives info about:</text:p>
      <text:list xml:id="list2729303988" text:style-name="L16">
        <text:list-header>
          <text:p text:style-name="P106"/>
        </text:list-header>
        <text:list-item>
          <text:p text:style-name="P106">Cube center_x</text:p>
          <text:p text:style-name="P106"/>
        </text:list-item>
        <text:list-item>
          <text:p text:style-name="P106">Cube center_y</text:p>
        </text:list-item>
      </text:list>
      <text:p text:style-name="P49"/>
      <text:list xml:id="list115341520801788" text:continue-numbering="true" text:style-name="L16">
        <text:list-item>
          <text:p text:style-name="P106">Function (Spawn/Despawn)</text:p>
          <text:p text:style-name="P106"/>
        </text:list-item>
        <text:list-item>
          <text:p text:style-name="P106">Site (N,S,W,E)</text:p>
          <text:p text:style-name="P106"/>
        </text:list-item>
        <text:list-item>
          <text:p text:style-name="P106">Road side (Left/Right)</text:p>
          <text:p text:style-name="P106"/>
        </text:list-item>
        <text:list-item>
          <text:p text:style-name="P106">Direction (In/Out)</text:p>
          <text:p text:style-name="P106"/>
        </text:list-item>
        <text:list-item>
          <text:p text:style-name="P107">Traffic lights only also has a value between 1 and 4</text:p>
        </text:list-item>
      </text:list>
      <text:p text:style-name="P50"/>
      <text:p text:style-name="P30"><text:span text:style-name="T19">S</text:span><text:span text:style-name="T12">o, what does the map.py file does? </text:span></text:p>
      <text:p text:style-name="P51">Basically everything revolves around the concept of “Cubes” (okok, more like squares since it’s 2d). We have a map with a set dimension of <text:s/>1920*1080 which means 32CubesWidth*18CubesHeight, each cubes has size of 60*60px, cars are bounded to move INSIDE the road/traffic/middlemap cubes only.</text:p>
      <text:p text:style-name="P51">The arrays allowed us to assign a specific value to different categories of cubes.</text:p>
      <text:p text:style-name="P24"><text:span text:style-name="T25">Different categories means different behavior</text:span><text:span text:style-name="T26">s</text:span><text:span text:style-name="T25"> and so, in the end, </text:span><text:span text:style-name="T26">it allows us </text:span><text:span text:style-name="T25">to move the car by cube coordinates instead of using vectors or “if” loop</text:span><text:span text:style-name="T29">s.</text:span></text:p>
      <text:p text:style-name="P52"><text:soft-page-break/>“cubes.py” file:</text:p>
      <text:p text:style-name="P52"/>
      <text:p text:style-name="P52"><text:tab/>def __init__ function:</text:p>
      <text:p text:style-name="P52"><text:tab/><text:tab/>It simply initializes the variables for the cubes, such as:</text:p>
      <text:p text:style-name="P52"/>
      <text:p text:style-name="P52"><text:tab/><text:tab/><text:tab/>Positions (x,y)</text:p>
      <text:p text:style-name="P52"><text:tab/><text:tab/><text:tab/><text:tab/>Value in a corner of the sprite</text:p>
      <text:p text:style-name="P52"/>
      <text:p text:style-name="P52"><text:tab/><text:tab/><text:tab/>Center (x,y)</text:p>
      <text:p text:style-name="P52"><text:tab/><text:tab/><text:tab/><text:tab/>Values in the center of the sprite</text:p>
      <text:p text:style-name="P52"/>
      <text:p text:style-name="P31"><text:span text:style-name="T12"><text:tab/><text:tab/><text:tab/></text:span><text:span text:style-name="T24">V</text:span><text:span text:style-name="T12">al</text:span></text:p>
      <text:p text:style-name="P52"><text:tab/><text:tab/><text:tab/><text:tab/>Value assigned in map file, from 0 to 5, that allows us to build <text:tab/><text:tab/><text:tab/><text:tab/><text:tab/>the map by connecting the sprites. Basic.</text:p>
      <text:p text:style-name="P52"/>
      <text:p text:style-name="P52"><text:tab/><text:tab/><text:tab/>next_step()</text:p>
      <text:p text:style-name="P52"><text:tab/><text:tab/><text:tab/><text:tab/>Logic for the car to move across the map with a series of <text:tab/><text:tab/><text:tab/><text:tab/><text:tab/>checks</text:p>
      <text:p text:style-name="P52"><text:tab/><text:tab/><text:tab/></text:p>
      <text:p text:style-name="P52"><text:tab/>def recognition() function:</text:p>
      <text:p text:style-name="P52"><text:tab/><text:tab/>allows us to select terrain sprites and put them in the exact spot.</text:p>
      <text:p text:style-name="P52"><text:tab/><text:tab/><text:tab/></text:p>
      <text:p text:style-name="P44"/>
      <text:p text:style-name="P52"/>
      <text:p text:style-name="P44"/>
      <text:p text:style-name="P44"><text:tab/><text:tab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3"><text:soft-page-break/>“Screen.py” file:</text:p>
      <text:p text:style-name="P53"><text:tab/>A single class “Window” that renders EVERYTHING on the screen.</text:p>
      <text:p text:style-name="P53"><text:tab/>Basic.</text:p>
      <text:p text:style-name="P53"><text:tab/></text:p>
      <text:p text:style-name="P32"><text:span text:style-name="T12"><text:tab/>On </text:span><text:span text:style-name="T21">def </text:span><text:span text:style-name="T12">__init__() we initialize the sprites lists (for vehicles, music, textures and <text:tab/><text:tab/>timings)</text:span></text:p>
      <text:p text:style-name="P53"/>
      <text:p text:style-name="P53"><text:tab/>On Setup() we populate the lists of:</text:p>
      <text:p text:style-name="P53"><text:tab/><text:tab/>Vehicles </text:p>
      <text:p text:style-name="P53"><text:tab/><text:tab/>Music</text:p>
      <text:p text:style-name="P53"><text:tab/><text:tab/>Textures</text:p>
      <text:p text:style-name="P53"><text:tab/><text:tab/>Timings</text:p>
      <text:p text:style-name="P53"/>
      <text:p text:style-name="P53"><text:tab/>and, with a simple for loop, we iterate the sprite positioning through the map <text:tab/>surface.</text:p>
      <text:p text:style-name="P53"/>
      <text:p text:style-name="P32"><text:span text:style-name="T12"><text:tab/></text:span><text:span text:style-name="T21">On def on_draw() we initialize the rendering and effectively proceed to draw <text:tab/>everything we need.</text:span></text:p>
      <text:p text:style-name="P54"/>
      <text:p text:style-name="P54"><text:tab/>On def on_key_press: we basically assign function to keyboards button.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32"><text:span text:style-name="T12">“</text:span><text:span text:style-name="T22">fov.py</text:span><text:span text:style-name="T12">” </text:span><text:span text:style-name="T22">file:</text:span></text:p>
      <text:p text:style-name="P33"><text:soft-page-break/><text:span text:style-name="T22"><text:tab/>Vehicles needs to have a fov and it must vary, why? Because in the real world <text:tab/>people have different attention span. Variety </text:span><text:span text:style-name="T23">and random choices </text:span><text:span text:style-name="T22">in the program <text:tab/>emulates these fluctuations.</text:span></text:p>
      <text:p text:style-name="P55"/>
      <text:p text:style-name="P33"><text:span text:style-name="T22"><text:tab/></text:span><text:span text:style-name="T23">How does it works?</text:span></text:p>
      <text:p text:style-name="P56"><text:tab/>It is very simple, we have several lists of values, we pick them with a random <text:tab/>picker and basically execute an algebr<text:span text:style-name="T71">a</text:span>ic operation to return a value (R_dist).</text:p>
      <text:p text:style-name="P56"><text:tab/>Next, we determine the correct fov to apply for each car based on returned R_dist <text:tab/>value.</text:p>
      <text:p text:style-name="P3"><text:span text:style-name="T1"><text:tab/></text:span><text:span text:style-name="T2">The formulas in the program are real and used in real-world cases.</text:span></text:p>
      <text:p text:style-name="P3"><text:span text:style-name="T2"><text:tab/>There is </text:span><text:span text:style-name="T4">a </text:span><text:span text:style-name="T2">file called “mean_fov_calc.py” in “Stuff” folder that allows you to print n <text:tab/>R_dist and determine whether the values are </text:span><text:span text:style-name="T3">well</text:span><text:span text:style-name="T2">/poorly distributed, </text:span><text:span text:style-name="T6">values can <text:tab/>then be stored in a .csv file and used for </text:span><text:span text:style-name="T7">statistical </text:span><text:span text:style-name="T6">analysis.</text:span></text:p>
      <text:p text:style-name="P108"/>
      <text:p text:style-name="P3"><text:span text:style-name="T6"><text:tab/></text:span><text:span text:style-name="T8">Fov file also comes with a connection string.</text:span></text:p>
      <text:p text:style-name="P109"><text:tab/>It manages the connection between the program and a SQLServer 2017 database <text:tab/>instance.</text:p>
      <text:p text:style-name="P109"/>
      <text:p text:style-name="P109"><text:tab/>It is not strictly required in order to run the code, however, should you not want to <text:tab/>write data in a database, both the connection string and the code section between:</text:p>
      <text:p text:style-name="P111"><text:tab/></text:p>
      <text:p text:style-name="P62"><text:span text:style-name="T9"><text:tab/></text:span><text:span text:style-name="T10">#From here</text:span></text:p>
      <text:p text:style-name="P62"><text:span text:style-name="T9"><text:tab/><text:tab/></text:span><text:span text:style-name="T11">#Database info related stuff</text:span></text:p>
      <text:p text:style-name="P62"><text:span text:style-name="T9"><text:tab/><text:tab/> ...some code…, </text:span><text:span text:style-name="T10">100 lines more or less</text:span></text:p>
      <text:p text:style-name="P62"><text:span text:style-name="T9"><text:tab/><text:tab/></text:span><text:span text:style-name="T33">def</text:span><text:span text:style-name="T31"> </text:span><text:span text:style-name="T32">queryThis</text:span><text:span text:style-name="T31">(</text:span><text:span text:style-name="T33">self</text:span><text:span text:style-name="T31">):</text:span></text:p>
      <text:p text:style-name="P61">        <text:tab/><text:tab/><text:tab/><text:span text:style-name="T73">self</text:span><text:span text:style-name="T57">.cursor =</text:span><text:span text:style-name="T72"> </text:span><text:span text:style-name="T57">cursor</text:span></text:p>
      <text:p text:style-name="P61">        <text:tab/><text:tab/><text:tab/><text:span text:style-name="T73">self</text:span><text:span text:style-name="T57">.cursor.execute(“</text:span><text:span text:style-name="T58">Very </text:span><text:span text:style-name="T59">B</text:span><text:span text:style-name="T58">ig </text:span><text:span text:style-name="T59">Q</text:span><text:span text:style-name="T58">uery</text:span><text:span text:style-name="T57">”)</text:span></text:p>
      <text:p text:style-name="P61">        <text:tab/><text:tab/><text:tab/><text:span text:style-name="T57">cursor.commit()</text:span></text:p>
      <text:p text:style-name="P61"><text:span text:style-name="T57"><text:tab/></text:span><text:span text:style-name="T43">#To here</text:span></text:p>
      <text:p text:style-name="P98"/>
      <text:p text:style-name="P61"><text:span text:style-name="T43"><text:tab/></text:span><text:span text:style-name="T55">“</text:span><text:span text:style-name="T56">queryThis is called in the Fov.py file inside the def Setup(self) function.”</text:span></text:p>
      <text:p text:style-name="P98"/>
      <text:p text:style-name="P98"><text:tab/>The “Very Big Query” mechanics:</text:p>
      <text:p text:style-name="P61"><text:span text:style-name="T43"><text:tab/><text:tab/>Pretty straight-forward, it’s an INSERT that select the required columns and <text:tab/><text:tab/><text:tab/>pushes in the values calculated before for EACH car instance that is being <text:tab/><text:tab/><text:tab/>created. </text:span><text:span text:style-name="T44">You might have noticed the ‘?’ in the query, that is a characteristic <text:tab/><text:tab/><text:tab/>of the pyodbc library, you have to use those question marks in order to <text:tab/><text:tab/><text:tab/>insert the variables, you can also push a JSON file through python to a DB, <text:tab/><text:tab/><text:tab/>but we never tried that. </text:span><text:span text:style-name="T43">A lot of these data is randomically generated, is just <text:tab/><text:tab/>for decorative purpose, although some of these might be usefull, like the <text:tab/><text:tab/><text:tab/>timestamp of a car creation/death/accident and so on.</text:span></text:p>
      <text:p text:style-name="P98"><text:tab/><text:tab/>By tweaking with the settings you can simulate any kind of situation and <text:tab/><text:tab/><text:tab/>create any sort of real-life model.</text:p>
      <text:p text:style-name="P57"/>
      <text:p text:style-name="P57"/>
      <text:p text:style-name="P3"><text:span text:style-name="T2">“</text:span><text:span text:style-name="T5">FPS_Counter.py</text:span><text:span text:style-name="T2">”:</text:span></text:p>
      <text:p text:style-name="P3"><text:span text:style-name="T2"><text:tab/></text:span><text:span text:style-name="T5">A simple file, with a class that is required to calculate FPS during the execution.</text:span></text:p>
      <text:p text:style-name="P1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7-01T11:53:39.508000000</dc:date>
    <meta:editing-duration>PT4H46M45S</meta:editing-duration>
    <meta:editing-cycles>74</meta:editing-cycles>
    <meta:document-statistic meta:table-count="1" meta:image-count="0" meta:object-count="0" meta:page-count="9" meta:paragraph-count="216" meta:word-count="1485" meta:character-count="9080" meta:non-whitespace-character-count="7547"/>
  </office:meta>
</office:document-meta>
</file>